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Droid Sans Mono" svg:font-family="'Droid Sans Mono', 'Courier New', monospace, 'Droid Sans Fallback'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MP0">
      <style:table-properties style:width="16.889cm" fo:margin-left="-0.217cm" style:page-number="auto" table:align="left"/>
    </style:style>
    <style:style style:name="Tabela1.A" style:family="table-column">
      <style:table-column-properties style:column-width="6.951cm"/>
    </style:style>
    <style:style style:name="Tabela1.B" style:family="table-column">
      <style:table-column-properties style:column-width="9.938cm"/>
    </style:style>
    <style:style style:name="Tabela1.1" style:family="table-row">
      <style:table-row-properties style:row-height="3cm" style:use-optimal-row-height="false"/>
    </style:style>
    <style:style style:name="Tabela1.A1" style:family="table-cell">
      <style:table-cell-properties style:vertical-align="middle" fo:padding-left="0.191cm" fo:padding-right="0.191cm" fo:padding-top="0cm" fo:padding-bottom="0cm" fo:border-left="1pt solid #000000" fo:border-right="1pt solid #000000" fo:border-top="1pt solid #000000" fo:border-bottom="0.5pt solid #000000" style:writing-mode="lr-tb"/>
    </style:style>
    <style:style style:name="Tabela1.2" style:family="table-row">
      <style:table-row-properties style:row-height="1.3cm" style:use-optimal-row-height="false"/>
    </style:style>
    <style:style style:name="Tabela1.A2" style:family="table-cell">
      <style:table-cell-properties style:vertical-align="middle" fo:padding-left="0.191cm" fo:padding-right="0.191cm" fo:padding-top="0cm" fo:padding-bottom="0cm" fo:border-left="1pt solid #000000" fo:border-right="none" fo:border-top="0.5pt solid #000000" fo:border-bottom="0.5pt solid #000000" style:writing-mode="lr-tb"/>
    </style:style>
    <style:style style:name="Tabela1.B2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Tabela1.3" style:family="table-row">
      <style:table-row-properties style:row-height="1.224cm" style:use-optimal-row-height="false"/>
    </style:style>
    <style:style style:name="Tabela1.4" style:family="table-row">
      <style:table-row-properties style:row-height="1.284cm" style:use-optimal-row-height="false"/>
    </style:style>
    <style:style style:name="Tabela1.A4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Tabela1.A5" style:family="table-cell">
      <style:table-cell-properties style:vertical-align="middle" fo:padding-left="0.191cm" fo:padding-right="0.191cm" fo:padding-top="0cm" fo:padding-bottom="0cm" fo:border-left="1pt solid #000000" fo:border-right="none" fo:border-top="0.5pt solid #000000" fo:border-bottom="none" style:writing-mode="lr-tb"/>
    </style:style>
    <style:style style:name="Tabela1.B5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0.5pt solid #000000" fo:border-bottom="none" style:writing-mode="lr-tb"/>
    </style:style>
    <style:style style:name="Tabela1.6" style:family="table-row">
      <style:table-row-properties style:row-height="1.064cm" style:use-optimal-row-height="false"/>
    </style:style>
    <style:style style:name="Tabela1.A6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ela1.B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none" fo:border-bottom="1pt solid #000000" style:writing-mode="lr-tb"/>
    </style:style>
    <style:style style:name="P1" style:family="paragraph" style:parent-style-name="Standard">
      <style:paragraph-properties fo:margin-top="0.212cm" fo:margin-bottom="0.212cm" loext:contextual-spacing="false" fo:text-align="center" style:justify-single-word="false" fo:break-before="page"/>
    </style:style>
    <style:style style:name="P2" style:family="paragraph" style:parent-style-name="Standard">
      <style:paragraph-properties fo:margin-top="0.212cm" fo:margin-bottom="0.212cm" loext:contextual-spacing="false"/>
    </style:style>
    <style:style style:name="P3" style:family="paragraph" style:parent-style-name="Standard">
      <style:paragraph-properties fo:margin-top="0.212cm" fo:margin-bottom="0.212cm" loext:contextual-spacing="false" fo:text-align="center" style:justify-single-word="false"/>
      <style:text-properties style:font-name="Liberation Serif" fo:font-size="14pt" style:font-size-asian="14pt" style:font-name-complex="Times New Roman" style:font-size-complex="14pt"/>
    </style:style>
    <style:style style:name="P4" style:family="paragraph" style:parent-style-name="Akapit_20_z_20_listą">
      <style:paragraph-properties fo:margin-left="0cm" fo:margin-right="0cm" fo:margin-top="0.212cm" fo:margin-bottom="0.212cm" loext:contextual-spacing="false" fo:text-align="center" style:justify-single-word="false" fo:text-indent="0cm" style:auto-text-indent="false">
        <style:tab-stops/>
      </style:paragraph-properties>
    </style:style>
    <style:style style:name="P5" style:family="paragraph" style:parent-style-name="Akapit_20_z_20_listą">
      <style:paragraph-properties fo:margin-left="0cm" fo:margin-right="0cm" fo:margin-top="0.212cm" fo:margin-bottom="0.212cm" loext:contextual-spacing="false" fo:text-indent="0cm" style:auto-text-indent="false">
        <style:tab-stops/>
      </style:paragraph-properties>
      <style:text-properties style:font-name="Liberation Serif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0pt" style:font-size-asian="10pt" style:font-name-complex="Times New Roman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2b4565" officeooo:paragraph-rsid="002b4565" style:font-size-asian="14pt" style:font-weight-asian="bold" style:font-name-complex="Times New Roman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2b4565" officeooo:paragraph-rsid="002b4565" style:font-size-asian="20pt" style:font-weight-asian="bold" style:font-name-complex="Times New Roman" style:font-size-complex="20pt"/>
    </style:style>
    <style:style style:name="P9" style:family="paragraph" style:parent-style-name="Standard">
      <style:text-properties fo:font-variant="normal" fo:text-transform="none" fo:color="#000000" style:font-name="Liberation Serif" fo:font-size="10pt" fo:letter-spacing="normal" fo:font-style="normal" fo:font-weight="normal" officeooo:rsid="002c35fb" officeooo:paragraph-rsid="002c35fb" style:font-size-asian="10pt" style:font-weight-asian="bold" style:font-size-complex="10pt" style:font-weight-complex="bold"/>
    </style:style>
    <style:style style:name="P10" style:family="paragraph" style:parent-style-name="Standard">
      <style:paragraph-properties style:line-height-at-least="0.503cm"/>
      <style:text-properties fo:color="#000000" style:font-name="Ubuntu Mono" fo:font-size="9pt" fo:font-weight="normal" fo:background-color="#ffffff" style:font-size-asian="9pt" style:font-size-complex="9pt"/>
    </style:style>
    <style:style style:name="P11" style:family="paragraph" style:parent-style-name="Standard">
      <style:paragraph-properties style:line-height-at-least="0.503cm"/>
      <style:text-properties fo:color="#000000" style:font-name="Ubuntu Mono" fo:font-size="9pt" fo:background-color="#ffffff" style:font-size-asian="9pt" style:font-size-complex="9pt"/>
    </style:style>
    <style:style style:name="P12" style:family="paragraph" style:parent-style-name="Standard">
      <style:paragraph-properties style:line-height-at-least="0.503cm"/>
      <style:text-properties fo:color="#000000" style:font-name="Ubuntu Mono" fo:font-size="9pt" officeooo:paragraph-rsid="002fc547" fo:background-color="#ffffff" style:font-size-asian="9pt" style:font-size-complex="9pt"/>
    </style:style>
    <style:style style:name="P13" style:family="paragraph" style:parent-style-name="Standard">
      <style:paragraph-properties style:line-height-at-least="0.503cm"/>
      <style:text-properties fo:color="#000000" officeooo:paragraph-rsid="00302096" fo:background-color="#ffffff"/>
    </style:style>
    <style:style style:name="P14" style:family="paragraph" style:parent-style-name="Standard">
      <style:paragraph-properties style:line-height-at-least="0.503cm"/>
      <style:text-properties style:font-name="Ubuntu Mono" fo:font-size="9pt" style:font-size-asian="9pt" style:font-size-complex="9pt"/>
    </style:style>
    <style:style style:name="P15" style:family="paragraph" style:parent-style-name="Normalny">
      <style:text-properties style:font-name="Liberation Serif"/>
    </style:style>
    <style:style style:name="P16" style:family="paragraph" style:parent-style-name="Normalny">
      <style:text-properties style:font-name="Liberation Serif" fo:font-weight="bold" officeooo:rsid="00231e30" officeooo:paragraph-rsid="00231e30" style:font-weight-asian="bold" style:font-weight-complex="bold"/>
    </style:style>
    <style:style style:name="P17" style:family="paragraph" style:parent-style-name="Normalny">
      <style:text-properties style:font-name="Liberation Serif" fo:font-size="11pt" fo:font-weight="bold" officeooo:rsid="002b4565" officeooo:paragraph-rsid="002b4565" style:font-size-asian="11pt" style:font-weight-asian="bold" style:font-size-complex="11pt" style:font-weight-complex="bold"/>
    </style:style>
    <style:style style:name="P18" style:family="paragraph" style:parent-style-name="Normalny">
      <style:text-properties style:font-name="Liberation Serif" fo:font-size="10pt" fo:font-weight="bold" officeooo:rsid="002b4565" officeooo:paragraph-rsid="002b4565" style:font-size-asian="10pt" style:font-weight-asian="bold" style:font-size-complex="10pt" style:font-weight-complex="bold"/>
    </style:style>
    <style:style style:name="P19" style:family="paragraph" style:parent-style-name="Text_20_body">
      <style:paragraph-properties fo:margin-top="0cm" fo:margin-bottom="0cm" loext:contextual-spacing="false"/>
      <style:text-properties style:font-name="Liberation Serif" officeooo:paragraph-rsid="00231e30"/>
    </style:style>
    <style:style style:name="P20" style:family="paragraph" style:parent-style-name="Normalny">
      <style:paragraph-properties fo:margin-top="0cm" fo:margin-bottom="0cm" loext:contextual-spacing="false"/>
      <style:text-properties style:font-name="Liberation Serif" fo:font-size="10pt" fo:font-weight="normal" officeooo:rsid="002b4565" officeooo:paragraph-rsid="002b4565" style:font-size-asian="10pt" style:font-weight-asian="normal" style:font-size-complex="10pt" style:font-weight-complex="normal"/>
    </style:style>
    <style:style style:name="P21" style:family="paragraph" style:parent-style-name="Normalny">
      <style:paragraph-properties fo:margin-top="0cm" fo:margin-bottom="0cm" loext:contextual-spacing="false"/>
      <style:text-properties style:font-name="Liberation Serif" fo:font-size="10pt" fo:font-weight="bold" officeooo:rsid="002c35fb" officeooo:paragraph-rsid="002c35fb" style:font-size-asian="8.75pt" style:font-weight-asian="bold" style:font-size-complex="10pt" style:font-weight-complex="bold"/>
    </style:style>
    <style:style style:name="P22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Liberation Serif" fo:font-size="10pt" fo:letter-spacing="normal" fo:font-style="normal" fo:font-weight="normal" style:font-size-asian="10pt" style:font-size-complex="10pt"/>
    </style:style>
    <style:style style:name="P23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Liberation Serif" fo:font-size="10pt" fo:letter-spacing="normal" fo:font-style="normal" fo:font-weight="bold" officeooo:rsid="002fc547" officeooo:paragraph-rsid="002fc547" style:font-size-asian="10pt" style:font-weight-asian="bold" style:font-size-complex="10pt" style:font-weight-complex="bold"/>
    </style:style>
    <style:style style:name="P24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0pt" fo:letter-spacing="normal" fo:font-style="normal" fo:font-weight="bold" officeooo:rsid="002fc547" officeooo:paragraph-rsid="002fc547" style:font-size-asian="10pt" style:font-weight-asian="bold" style:font-size-complex="10pt" style:font-weight-complex="bold"/>
    </style:style>
    <style:style style:name="P25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0pt" fo:letter-spacing="normal" fo:font-style="normal" fo:font-weight="bold" officeooo:rsid="002e4521" officeooo:paragraph-rsid="002e4521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Ubuntu Mono" fo:font-size="9pt" fo:letter-spacing="normal" fo:font-style="normal" fo:font-weight="normal" officeooo:rsid="002fc547" officeooo:paragraph-rsid="002fc547" fo:background-color="#ffffff" style:font-size-asian="9pt" style:font-weight-asian="bold" style:font-size-complex="9pt" style:font-weight-complex="bold"/>
    </style:style>
    <style:style style:name="P27" style:family="paragraph" style:parent-style-name="Normalny">
      <style:paragraph-properties fo:margin-top="0.101cm" fo:margin-bottom="0.101cm" loext:contextual-spacing="false"/>
      <style:text-properties style:font-name="Liberation Serif" fo:font-size="10pt" fo:font-weight="normal" officeooo:rsid="002b4565" officeooo:paragraph-rsid="002b4565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style:line-height-at-least="0.503cm"/>
      <style:text-properties fo:color="#000000" style:font-name="Liberation Serif" fo:font-size="10pt" fo:font-weight="bold" officeooo:rsid="00302096" officeooo:paragraph-rsid="00302096" fo:background-color="#ffffff" style:font-size-asian="10pt" style:font-weight-asian="bold" style:font-size-complex="10pt" style:font-weight-complex="bold"/>
    </style:style>
    <style:style style:name="P29" style:family="paragraph" style:parent-style-name="Standard">
      <style:paragraph-properties style:line-height-at-least="0.503cm"/>
      <style:text-properties fo:color="#000000" style:font-name="Liberation Serif" fo:font-size="10pt" fo:font-weight="normal" officeooo:rsid="0031a391" officeooo:paragraph-rsid="0031a391" fo:background-color="#ffffff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line-height="100%" fo:text-align="justify" style:justify-single-word="false"/>
      <style:text-properties fo:color="#000000" style:font-name="Liberation Serif" fo:font-size="10pt" fo:font-weight="normal" officeooo:rsid="0032de61" officeooo:paragraph-rsid="0032de61" fo:background-color="#ffffff" style:font-size-asian="8.75pt" style:font-weight-asian="normal" style:font-size-complex="10pt" style:font-weight-complex="normal"/>
    </style:style>
    <style:style style:name="P31" style:family="paragraph" style:parent-style-name="Standard">
      <style:paragraph-properties fo:line-height="100%"/>
      <style:text-properties fo:color="#000000" style:font-name="Liberation Serif" fo:font-size="11pt" fo:font-weight="bold" officeooo:rsid="0032de61" officeooo:paragraph-rsid="0032de61" fo:background-color="#ffffff" style:font-size-asian="9.60000038146973pt" style:font-weight-asian="bold" style:font-size-complex="11pt" style:font-weight-complex="bold"/>
    </style:style>
    <style:style style:name="P32" style:family="paragraph" style:parent-style-name="Standard">
      <style:paragraph-properties style:line-height-at-least="0.503cm"/>
      <style:text-properties fo:color="#000000" officeooo:paragraph-rsid="00302096" fo:background-color="#ffffff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fo:color="#000000" style:font-name="Liberation Serif" fo:font-size="11pt" fo:font-weight="normal" officeooo:rsid="0032de61" officeooo:paragraph-rsid="0032de61" fo:background-color="#ffffff" style:font-size-asian="9.60000038146973pt" style:font-weight-asian="normal" style:font-size-complex="11pt" style:font-weight-complex="normal"/>
    </style:style>
    <style:style style:name="P34" style:family="paragraph" style:parent-style-name="Normalny" style:list-style-name="L2">
      <style:text-properties style:font-name="Liberation Serif" fo:font-size="11pt" fo:font-weight="bold" officeooo:rsid="002b4565" officeooo:paragraph-rsid="002b4565" style:font-size-asian="11pt" style:font-weight-asian="bold" style:font-size-complex="11pt" style:font-weight-complex="bold"/>
    </style:style>
    <style:style style:name="P35" style:family="paragraph" style:parent-style-name="Normalny" style:list-style-name="L1">
      <style:paragraph-properties fo:margin-top="0.101cm" fo:margin-bottom="0.101cm" loext:contextual-spacing="false"/>
      <style:text-properties style:font-name="Liberation Serif" fo:font-size="10pt" fo:font-weight="normal" officeooo:rsid="002b4565" officeooo:paragraph-rsid="002b4565" style:font-weight-asian="normal" style:font-weight-complex="normal"/>
    </style:style>
    <style:style style:name="P36" style:family="paragraph" style:parent-style-name="Normalny" style:list-style-name="L1">
      <style:paragraph-properties fo:margin-top="0.101cm" fo:margin-bottom="0.101cm" loext:contextual-spacing="false"/>
      <style:text-properties style:font-name="Liberation Serif" fo:font-size="10pt" fo:font-weight="normal" officeooo:rsid="002b4565" officeooo:paragraph-rsid="002b4565" style:font-size-asian="10pt" style:font-weight-asian="normal" style:font-size-complex="10pt" style:font-weight-complex="normal"/>
    </style:style>
    <style:style style:name="P37" style:family="paragraph" style:parent-style-name="Text_20_body" style:list-style-name="L2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0pt" fo:letter-spacing="normal" fo:font-style="normal" fo:font-weight="normal" style:font-size-asian="10pt" style:font-size-complex="10pt"/>
    </style:style>
    <style:style style:name="P38" style:family="paragraph" style:parent-style-name="Text_20_body" style:list-style-name="L3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0pt" fo:letter-spacing="normal" fo:font-style="normal" fo:font-weight="normal" officeooo:rsid="002e4521" officeooo:paragraph-rsid="002e4521" style:font-size-asian="10pt" style:font-size-complex="10pt"/>
    </style:style>
    <style:style style:name="P39" style:family="paragraph" style:parent-style-name="Text_20_body" style:list-style-name="L2">
      <style:paragraph-properties fo:margin-top="0.101cm" fo:margin-bottom="0.101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0pt" fo:letter-spacing="normal" fo:font-style="normal" fo:font-weight="normal" style:font-size-asian="10pt" style:font-size-complex="10pt"/>
    </style:style>
    <style:style style:name="T1" style:family="text">
      <style:text-properties fo:font-variant="normal" fo:text-transform="none" fo:color="#000000" fo:font-size="11pt" fo:letter-spacing="normal" fo:font-style="normal" style:text-underline-style="none" fo:font-weight="normal" officeooo:rsid="000ccc3f" style:font-size-asian="11pt" style:font-weight-asian="normal" style:font-size-complex="11pt" style:font-weight-complex="normal"/>
    </style:style>
    <style:style style:name="T2" style:family="text">
      <style:text-properties style:font-name="Liberation Serif" fo:font-size="18pt" style:font-size-asian="18pt" style:font-name-complex="Times New Roman" style:font-size-complex="18pt"/>
    </style:style>
    <style:style style:name="T3" style:family="text">
      <style:text-properties style:font-name="Liberation Serif" fo:font-size="18pt" fo:font-weight="bold" style:font-size-asian="18pt" style:font-weight-asian="bold" style:font-name-complex="Times New Roman" style:font-size-complex="18pt"/>
    </style:style>
    <style:style style:name="T4" style:family="text">
      <style:text-properties style:font-name="Liberation Serif" fo:font-size="14pt" style:font-size-asian="14pt"/>
    </style:style>
    <style:style style:name="T5" style:family="text">
      <style:text-properties style:font-name="Liberation Serif" fo:font-size="14pt" style:font-size-asian="14pt" style:font-name-complex="Times New Roman" style:font-size-complex="14pt"/>
    </style:style>
    <style:style style:name="T6" style:family="text">
      <style:text-properties style:font-name="Liberation Serif" fo:font-size="14pt" officeooo:rsid="002b4565" style:font-size-asian="14pt" style:font-name-complex="Times New Roman" style:font-size-complex="14pt"/>
    </style:style>
    <style:style style:name="T7" style:family="text">
      <style:text-properties style:font-name="Liberation Serif" fo:font-size="14pt" fo:font-weight="bold" style:font-size-asian="14pt" style:font-weight-asian="bold" style:font-name-complex="Times New Roman" style:font-size-complex="14pt"/>
    </style:style>
    <style:style style:name="T8" style:family="text">
      <style:text-properties style:font-name="Liberation Serif" fo:font-size="14pt" fo:font-weight="bold" officeooo:rsid="00215a75" style:font-size-asian="14pt" style:font-weight-asian="bold" style:font-name-complex="Times New Roman" style:font-size-complex="14pt"/>
    </style:style>
    <style:style style:name="T9" style:family="text">
      <style:text-properties style:font-name="Liberation Serif" fo:font-size="14pt" fo:font-weight="bold" officeooo:rsid="002b4565" style:font-size-asian="14pt" style:font-weight-asian="bold" style:font-name-complex="Times New Roman" style:font-size-complex="14pt" style:font-weight-complex="bold"/>
    </style:style>
    <style:style style:name="T10" style:family="text">
      <style:text-properties style:font-name="Liberation Serif" fo:font-size="14pt" fo:font-weight="bold" officeooo:rsid="000b6a5b" style:font-size-asian="14pt" style:font-weight-asian="bold"/>
    </style:style>
    <style:style style:name="T11" style:family="text">
      <style:text-properties fo:font-weight="bold" style:font-size-asian="10pt" style:font-weight-asian="bold" style:font-size-complex="10pt" style:font-weight-complex="bold"/>
    </style:style>
    <style:style style:name="T12" style:family="text">
      <style:text-properties style:font-size-asian="10pt" style:font-size-complex="10pt"/>
    </style:style>
    <style:style style:name="T13" style:family="text">
      <style:text-properties officeooo:rsid="002c35fb"/>
    </style:style>
    <style:style style:name="T14" style:family="text">
      <style:text-properties fo:color="#0000ff"/>
    </style:style>
    <style:style style:name="T15" style:family="text">
      <style:text-properties fo:color="#0000ff" fo:font-weight="normal"/>
    </style:style>
    <style:style style:name="T16" style:family="text">
      <style:text-properties fo:color="#0000ff" fo:font-weight="normal" fo:background-color="#ffffff" loext:char-shading-value="0"/>
    </style:style>
    <style:style style:name="T17" style:family="text">
      <style:text-properties fo:color="#0000ff" fo:font-weight="normal" officeooo:rsid="002fc547"/>
    </style:style>
    <style:style style:name="T18" style:family="text">
      <style:text-properties fo:color="#a31515"/>
    </style:style>
    <style:style style:name="T19" style:family="text">
      <style:text-properties fo:color="#a31515" fo:font-weight="normal"/>
    </style:style>
    <style:style style:name="T20" style:family="text">
      <style:text-properties fo:color="#a31515" fo:font-weight="normal" fo:background-color="#ffffff" loext:char-shading-value="0"/>
    </style:style>
    <style:style style:name="T21" style:family="text">
      <style:text-properties fo:color="#09885a"/>
    </style:style>
    <style:style style:name="T22" style:family="text">
      <style:text-properties fo:color="#09885a" fo:font-weight="normal"/>
    </style:style>
    <style:style style:name="T23" style:family="text">
      <style:text-properties fo:color="#09885a" fo:font-weight="normal" fo:background-color="#ffffff" loext:char-shading-value="0"/>
    </style:style>
    <style:style style:name="T24" style:family="text">
      <style:text-properties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1"><text:span text:style-name="Domyślna_20_czcionka_20_akapitu"><text:span text:style-name="T2">Laboratorium</text:span></text:span><text:span text:style-name="Domyślna_20_czcionka_20_akapitu"><text:span text:style-name="T3"> Programowania Współbieżnego</text:span></text:span></text:p>
            <text:p text:style-name="P3">Wydział Elektrotechniki Automatyki i Informatyki</text:p>
            <text:p text:style-name="P3">Politechnika Świętokrzyska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2"><text:span text:style-name="Domyślna_20_czcionka_20_akapitu"><text:span text:style-name="T5">Studia:</text:span></text:span><text:span text:style-name="Domyślna_20_czcionka_20_akapitu"><text:span text:style-name="T7"> Stacjonarne I stopnia</text:span></text:span></text:p>
          </table:table-cell>
          <table:table-cell table:style-name="Tabela1.B2" office:value-type="string">
            <text:p text:style-name="P2"><text:span text:style-name="Domyślna_20_czcionka_20_akapitu"><text:span text:style-name="T5">Kierunek: </text:span></text:span><text:span text:style-name="Domyślna_20_czcionka_20_akapitu"><text:span text:style-name="T7"><text:s/>Informatyka</text:span></text:span></text:p>
          </table:table-cell>
        </table:table-row>
        <table:table-row table:style-name="Tabela1.3">
          <table:table-cell table:style-name="Tabela1.A2" office:value-type="string">
            <text:p text:style-name="P2"><text:span text:style-name="Domyślna_20_czcionka_20_akapitu"><text:span text:style-name="T5">Data wykonania: <text:s/></text:span></text:span><text:span text:style-name="Domyślna_20_czcionka_20_akapitu"><text:span text:style-name="T9">30</text:span></text:span><text:span text:style-name="Domyślna_20_czcionka_20_akapitu"><text:span text:style-name="T6">.</text:span></text:span><text:span text:style-name="Domyślna_20_czcionka_20_akapitu"><text:span text:style-name="T8">10.2017</text:span></text:span></text:p>
          </table:table-cell>
          <table:table-cell table:style-name="Tabela1.B2" office:value-type="string">
            <text:p text:style-name="P2"><text:span text:style-name="Domyślna_20_czcionka_20_akapitu"><text:span text:style-name="T5">Grupa: <text:s/></text:span></text:span><text:span text:style-name="Domyślna_20_czcionka_20_akapitu"><text:span text:style-name="T7">3ID13B</text:span></text:span></text:p>
          </table:table-cell>
        </table:table-row>
        <table:table-row table:style-name="Tabela1.4">
          <table:table-cell table:style-name="Tabela1.A4" table:number-columns-spanned="2" office:value-type="string">
            <text:p text:style-name="P4"><text:span text:style-name="Domyślna_20_czcionka_20_akapitu"><text:span text:style-name="T4">Imię i nazwisko: </text:span></text:span><text:span text:style-name="Domyślna_20_czcionka_20_akapitu"><text:span text:style-name="T10">Bartłomiej Osak</text:span></text:span></text:p>
            <text:p text:style-name="P4"><text:span text:style-name="Domyślna_20_czcionka_20_akapitu"><text:span text:style-name="T10"/></text:span></text:p>
            <text:p text:style-name="P4"><text:span text:style-name="Domyślna_20_czcionka_20_akapitu"><text:span text:style-name="T10"/></text:span></text:p>
            <text:p text:style-name="P5"/>
          </table:table-cell>
          <table:covered-table-cell/>
        </table:table-row>
        <table:table-row>
          <table:table-cell table:style-name="Tabela1.A5" office:value-type="string">
            <text:p text:style-name="P6">Numer ćwiczenia:</text:p>
          </table:table-cell>
          <table:table-cell table:style-name="Tabela1.B5" office:value-type="string">
            <text:p text:style-name="P6">Temat ćwiczenia:</text:p>
          </table:table-cell>
        </table:table-row>
        <table:table-row table:style-name="Tabela1.6">
          <table:table-cell table:style-name="Tabela1.A6" office:value-type="string">
            <text:p text:style-name="P8">3</text:p>
          </table:table-cell>
          <table:table-cell table:style-name="Tabela1.B6" office:value-type="string">
            <text:p text:style-name="P7">Łącza PIPE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9"><text:span text:style-name="Emphasis"><text:span text:style-name="T1"/>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Zadanie 1. </text:p>
      <text:p text:style-name="P20">Łącza nienazwane PIPE możemy użyć jedynie do komunikacji pomiędzy dwoma spokrewnionymi procesami, czyli tak zwani potomkowie procesu, który wywołał funkcję pipe włącznie z nim samym, dzięki dziedzieczniu deskryptorów. </text:p>
      <text:p text:style-name="P27">Podstawowe funkcje dotyczące łącz komunikacyjnych PIPE:</text:p>
      <text:list xml:id="list5962622275128803124" text:style-name="L1">
        <text:list-item>
          <text:p text:style-name="P35"><text:span text:style-name="T11">pipe </text:span><text:span text:style-name="T12">– służy do tworzenia łącza nienazwanego. Przed wywołaniem funkcji należy wcześniej zarezerwować miejsce w pamięci dla jej argumentu, czyli tablicy jednowymiarowej o liczbie dwóch elementów. Element pierwszy tablicy jest deskryptorem pliku otwartym do czytania, drugi zaś jest deskryptorem pliku otwartym do pisania.</text:span></text:p>
        </text:list-item>
        <text:list-item>
          <text:p text:style-name="P35"><text:span text:style-name="T11">close </text:span><text:span text:style-name="T12">– umożliwia zamknięcie pliku lub jednego z deskryptorów łącza PIPE.</text:span></text:p>
        </text:list-item>
        <text:list-item>
          <text:p text:style-name="P35"><text:span text:style-name="T11">read </text:span><text:span text:style-name="T12">– służy do czytania łącza nienazwanego. <text:s/>Istotne jest iż, raz przeczytanej informacji nie można powtórnie odczytać. </text:span></text:p>
        </text:list-item>
        <text:list-item>
          <text:p text:style-name="P35"><text:span text:style-name="T11">write</text:span><text:span text:style-name="T12"> – służy do pisania do łącza nienazwanego. </text:span></text:p>
        </text:list-item>
        <text:list-item>
          <text:p text:style-name="P35"><text:span text:style-name="T11">gets </text:span><text:span text:style-name="T12">– czyta linię tekstu ze standardowego wejścia, jednocześnie usuwając ją stamtąd oraz umieszcza ją w tablicy znakowej wskazywanej przez jeden z argumentów. Ostatni znak nowej linii zastępuje zerem. </text:span></text:p>
        </text:list-item>
        <text:list-item>
          <text:p text:style-name="P35"><text:span text:style-name="T11">fgets</text:span><text:span text:style-name="T12"> – czyta kolejne znaki ze strumienia i umieszcza je w tablicy znakowej wskazywanej przez jeden z argumentów. Czytanie zostaje przerwane, gdy przeczyta rozmiar-1 znaków. </text:span></text:p>
        </text:list-item>
        <text:list-item>
          <text:p text:style-name="P35"><text:span text:style-name="T11">perror</text:span><text:span text:style-name="T12"> – wypisuje zrozumiały komunikat o błędzie. W przypadku, gdy parametrem jest NULL to wypisuje na wyjście stderr tekstowy opis błędu, który oparty jest na wartości zmiennej errno.</text:span></text:p>
          <text:p text:style-name="P36"/>
        </text:list-item>
      </text:list>
      <text:p text:style-name="P17">Zadanie 2. </text:p>
      <text:p text:style-name="P21">Polecenie: </text:p>
      <text:p text:style-name="P9">Napisać program typu klient-serwer który:</text:p>
      <text:list xml:id="list2374296441879879433" text:style-name="L2">
        <text:list-item>
          <text:p text:style-name="P37">pobiera od użytkownika nazwę pliku </text:p>
        </text:list-item>
        <text:list-item>
          <text:p text:style-name="P37"><text:span text:style-name="T13">t</text:span>worzy łącze nienazwane PIPE </text:p>
        </text:list-item>
        <text:list-item>
          <text:p text:style-name="P37">tworzy nowy proces za pomocą funkcji fork </text:p>
        </text:list-item>
        <text:list-item>
          <text:p text:style-name="P37">przesyła do procesu potomnego nazwę pliku</text:p>
        </text:list-item>
        <text:list-item>
          <text:p text:style-name="P37">proces potomny odczytuje plik o podanej nazwie a zawartość (tekst) lub informację o możliwych błędach (np. brak pliku), przesyła do procesu rodzicielskiego </text:p>
        </text:list-item>
        <text:list-item>
          <text:p text:style-name="P39">proces rodzicielski wyświetla na standardowym wyjściu co otrzymał od potomka</text:p>
        </text:list-item>
      </text:list>
      <text:p text:style-name="P25">Pomocne funkcje:</text:p>
      <text:list xml:id="list4686126628103600467" text:style-name="L3">
        <text:list-item>
          <text:p text:style-name="P38">gets lub fgets</text:p>
        </text:list-item>
        <text:list-item>
          <text:p text:style-name="P38">perror,strerror</text:p>
        </text:list-item>
        <text:list-item>
          <text:p text:style-name="P38">read, write</text:p>
        </text:list-item>
        <text:list-item>
          <text:p text:style-name="P38">fork, wait</text:p>
        </text:list-item>
        <text:list-item>
          <text:p text:style-name="P38">pipe, close</text:p>
        </text:list-item>
        <text:list-item>
          <text:p text:style-name="P38">strcat, strlen, strcpy</text:p>
        </text:list-item>
      </text:list>
      <text:p text:style-name="P24">Uwaga końcowa:</text:p>
      <text:p text:style-name="P22">Pamiętać należy o przydziale pamięci na przesyłane komunikaty. Ważny jest też fakt że łącze pipe służy jedynie do przekazywania danych w jedną stronę. Jeżeli chcemy mieć komunikację dwukierunkową trzeba stworzyć <text:s text:c="12"/>2 łącza. 1 zamknąć u potomka do odczytu a u przodka do zapisu a drugie u potomka do zapisu a u przodka do odczytu. Plik może być dowolnej długości odczytywanie jak i przesyłanie zrealizować w pętli (nie jednokrotny odczyt). Nie używać bezmyślnie memset, nie stosować odczytu po jednym znaku ani kombinacji w stylu przesłania specjalnych znaczków kończących transmisje. Funkcja read jest funkcją synchroniczną.</text:p>
      <text:p text:style-name="P22"><text:soft-page-break/></text:p>
      <text:p text:style-name="P23">Kod źródłowy:</text:p>
      <text:p text:style-name="P23"/>
      <text:p text:style-name="P26"><text:span text:style-name="T14">#include </text:span><text:span text:style-name="T18">&lt;stdio.h&gt;</text:span></text:p>
      <text:p text:style-name="P10"><text:span text:style-name="T14">#include </text:span><text:span text:style-name="T18">&lt;stdlib.h&gt;</text:span></text:p>
      <text:p text:style-name="P10"><text:span text:style-name="T14">#include </text:span><text:span text:style-name="T18">&lt;sys/wait.h&gt;</text:span></text:p>
      <text:p text:style-name="P10"><text:span text:style-name="T14">#include </text:span><text:span text:style-name="T18">&lt;sys/types.h&gt;</text:span></text:p>
      <text:p text:style-name="P10"><text:span text:style-name="T14">#include </text:span><text:span text:style-name="T18">&lt;string.h&gt;</text:span></text:p>
      <text:p text:style-name="P14"><text:span text:style-name="T16">#include </text:span><text:span text:style-name="T20">&lt;unistd.h&gt;</text:span></text:p>
      <text:p text:style-name="P10"><text:span text:style-name="T14">#define MAXLINE </text:span><text:span text:style-name="T21">1024</text:span></text:p>
      <text:p text:style-name="P14"><text:span text:style-name="T16">#define MAXBUFFOR </text:span><text:span text:style-name="T23">10</text:span></text:p>
      <text:p text:style-name="P10"><text:span text:style-name="T14">int</text:span> main(<text:span text:style-name="T14">void</text:span>)</text:p>
      <text:p text:style-name="P10">{</text:p>
      <text:p text:style-name="P11">    <text:span text:style-name="T15">int</text:span><text:span text:style-name="T24"> pipe_server[</text:span><text:span text:style-name="T22">2</text:span><text:span text:style-name="T24">];</text:span></text:p>
      <text:p text:style-name="P11">    <text:span text:style-name="T15">int</text:span><text:span text:style-name="T24"> pipe_client[</text:span><text:span text:style-name="T22">2</text:span><text:span text:style-name="T24">];</text:span></text:p>
      <text:p text:style-name="P11">    <text:span text:style-name="T15">int</text:span><text:span text:style-name="T24"> childpid;</text:span></text:p>
      <text:p text:style-name="P11">    <text:span text:style-name="T15">if</text:span><text:span text:style-name="T24">(pipe(pipe_server)&lt;</text:span><text:span text:style-name="T22">0</text:span><text:span text:style-name="T24">)</text:span></text:p>
      <text:p text:style-name="P11">    <text:span text:style-name="T24">{</text:span></text:p>
      <text:p text:style-name="P11">        <text:span text:style-name="T24">perror(</text:span><text:span text:style-name="T19">"Wystapil blad utworzenia PIPE dla serwera!\n"</text:span><text:span text:style-name="T24">);</text:span></text:p>
      <text:p text:style-name="P11">    <text:span text:style-name="T24">}</text:span></text:p>
      <text:p text:style-name="P11">    <text:span text:style-name="T15">else</text:span></text:p>
      <text:p text:style-name="P11">    <text:span text:style-name="T24">{</text:span></text:p>
      <text:p text:style-name="P11">        <text:span text:style-name="T24">printf(</text:span><text:span text:style-name="T19">"Pomyslnie utworzono PIPE - SERWER\n"</text:span><text:span text:style-name="T24">);</text:span></text:p>
      <text:p text:style-name="P11">    <text:span text:style-name="T24">}</text:span></text:p>
      <text:p text:style-name="P11">    <text:span text:style-name="T15">if</text:span><text:span text:style-name="T24">(pipe(pipe_client)&lt;</text:span><text:span text:style-name="T22">0</text:span><text:span text:style-name="T24">)</text:span></text:p>
      <text:p text:style-name="P11">    <text:span text:style-name="T24">{</text:span></text:p>
      <text:p text:style-name="P11">        <text:span text:style-name="T24">perror(</text:span><text:span text:style-name="T19">"Wystapil blad utworzenia PIPE dla klienta!\n"</text:span><text:span text:style-name="T24">);</text:span></text:p>
      <text:p text:style-name="P11">    <text:span text:style-name="T24">}</text:span></text:p>
      <text:p text:style-name="P11">    <text:span text:style-name="T15">else</text:span></text:p>
      <text:p text:style-name="P11">    <text:span text:style-name="T24">{</text:span></text:p>
      <text:p text:style-name="P11">        <text:span text:style-name="T24">printf(</text:span><text:span text:style-name="T19">"Pomyslnie utworzono PIPE - KLIENT\n"</text:span><text:span text:style-name="T24">);</text:span></text:p>
      <text:p text:style-name="P11">    <text:span text:style-name="T24">}</text:span></text:p>
      <text:p text:style-name="P11">    <text:span text:style-name="T15">if</text:span><text:span text:style-name="T24">((childpid=fork())==-</text:span><text:span text:style-name="T22">1</text:span><text:span text:style-name="T24">)</text:span></text:p>
      <text:p text:style-name="P11">    <text:span text:style-name="T24">{</text:span></text:p>
      <text:p text:style-name="P11">        <text:span text:style-name="T24">perror(</text:span><text:span text:style-name="T19">"Nie moge forknac!\n"</text:span><text:span text:style-name="T24">);</text:span></text:p>
      <text:p text:style-name="P11">    <text:span text:style-name="T24">}</text:span></text:p>
      <text:p text:style-name="P11">    <text:span text:style-name="T15">else</text:span><text:span text:style-name="T24"> </text:span></text:p>
      <text:p text:style-name="P11">    <text:span text:style-name="T24">{</text:span></text:p>
      <text:p text:style-name="P11">        <text:span text:style-name="T15">if</text:span><text:span text:style-name="T24"> (childpid == </text:span><text:span text:style-name="T22">0</text:span><text:span text:style-name="T24">)</text:span></text:p>
      <text:p text:style-name="P11">        <text:span text:style-name="T24">{</text:span></text:p>
      <text:p text:style-name="P11">            <text:span text:style-name="T24">close(pipe_server[</text:span><text:span text:style-name="T22">0</text:span><text:span text:style-name="T24">]);</text:span></text:p>
      <text:p text:style-name="P11">            <text:span text:style-name="T24">close(pipe_client[</text:span><text:span text:style-name="T22">1</text:span><text:span text:style-name="T24">]);</text:span></text:p>
      <text:p text:style-name="P11">            <text:span text:style-name="T15">int</text:span><text:span text:style-name="T24"> status = </text:span><text:span text:style-name="T22">0</text:span><text:span text:style-name="T24">;</text:span></text:p>
      <text:p text:style-name="P11">            <text:span text:style-name="T15">char</text:span><text:span text:style-name="T24"> line[MAXLINE];</text:span></text:p>
      <text:p text:style-name="P11">            <text:span text:style-name="T15">int</text:span><text:span text:style-name="T24"> n = read(pipe_client[</text:span><text:span text:style-name="T22">0</text:span><text:span text:style-name="T24">],line,</text:span><text:span text:style-name="T15">sizeof</text:span><text:span text:style-name="T24">(line));</text:span></text:p>
      <text:p text:style-name="P11">            <text:span text:style-name="T15">if</text:span><text:span text:style-name="T24">(n&lt;=</text:span><text:span text:style-name="T22">0</text:span><text:span text:style-name="T24">)</text:span></text:p>
      <text:p text:style-name="P11">            <text:span text:style-name="T24">{</text:span></text:p>
      <text:p text:style-name="P11">                <text:span text:style-name="T24">perror(</text:span><text:span text:style-name="T19">"Blad odczytu (read) serwera!\n"</text:span><text:span text:style-name="T24">);</text:span></text:p>
      <text:p text:style-name="P11">            <text:span text:style-name="T24">}</text:span></text:p>
      <text:p text:style-name="P11"><text:soft-page-break/>            <text:span text:style-name="T15">else</text:span></text:p>
      <text:p text:style-name="P11">            <text:span text:style-name="T24">{</text:span></text:p>
      <text:p text:style-name="P11">                <text:span text:style-name="T24">line[n-</text:span><text:span text:style-name="T22">1</text:span><text:span text:style-name="T24">]=</text:span><text:span text:style-name="T19">'\0'</text:span><text:span text:style-name="T24">;</text:span></text:p>
      <text:p text:style-name="P11">            <text:span text:style-name="T24">}</text:span></text:p>
      <text:p text:style-name="P11">            <text:span text:style-name="T24">FILE *file = fopen(line,</text:span><text:span text:style-name="T19">"r"</text:span><text:span text:style-name="T24">);</text:span></text:p>
      <text:p text:style-name="P11">            <text:span text:style-name="T15">if</text:span><text:span text:style-name="T24">(file == </text:span><text:span text:style-name="T15">NULL</text:span><text:span text:style-name="T24">)</text:span></text:p>
      <text:p text:style-name="P11">            <text:span text:style-name="T24">{</text:span></text:p>
      <text:p text:style-name="P11">                <text:span text:style-name="T24">printf(</text:span><text:span text:style-name="T19">"[SERWER] Brak pliku!\n"</text:span><text:span text:style-name="T24">);</text:span></text:p>
      <text:p text:style-name="P11">                <text:span text:style-name="T24">status = -</text:span><text:span text:style-name="T22">1</text:span><text:span text:style-name="T24">;</text:span></text:p>
      <text:p text:style-name="P11">                <text:span text:style-name="T24">write(pipe_server[</text:span><text:span text:style-name="T22">1</text:span><text:span text:style-name="T24">],&amp;status,</text:span><text:span text:style-name="T15">sizeof</text:span><text:span text:style-name="T24">(status));</text:span></text:p>
      <text:p text:style-name="P11">            <text:span text:style-name="T24">}</text:span></text:p>
      <text:p text:style-name="P11">            <text:span text:style-name="T15">else</text:span></text:p>
      <text:p text:style-name="P11">            <text:span text:style-name="T24">{</text:span></text:p>
      <text:p text:style-name="P11">                <text:span text:style-name="T24">printf(</text:span><text:span text:style-name="T19">"[SERWER] Plik istnieje! Odczytuje plik linia po linii i zapisuje do <text:tab/><text:tab/><text:tab/>lacza!\n"</text:span><text:span text:style-name="T24">);</text:span></text:p>
      <text:p text:style-name="P11">                <text:span text:style-name="T15">char</text:span><text:span text:style-name="T24"> buffor[MAXBUFFOR];</text:span></text:p>
      <text:p text:style-name="P11">                <text:span text:style-name="T24">write(pipe_server[</text:span><text:span text:style-name="T22">1</text:span><text:span text:style-name="T24">],&amp;status,</text:span><text:span text:style-name="T15">sizeof</text:span><text:span text:style-name="T24">(status));</text:span></text:p>
      <text:p text:style-name="P11">                <text:span text:style-name="T15">while</text:span><text:span text:style-name="T24">(fgets(buffor,</text:span><text:span text:style-name="T15">sizeof</text:span><text:span text:style-name="T24">(buffor),file)!=</text:span><text:span text:style-name="T15">NULL</text:span><text:span text:style-name="T17">)</text:span><text:span text:style-name="T15"> </text:span><text:span text:style-name="T24">{</text:span></text:p>
      <text:p text:style-name="P11">                    <text:span text:style-name="T24">write(pipe_server[</text:span><text:span text:style-name="T22">1</text:span><text:span text:style-name="T24">],buffor,</text:span><text:span text:style-name="T15">sizeof</text:span><text:span text:style-name="T24">(buffor));</text:span></text:p>
      <text:p text:style-name="P11">                <text:span text:style-name="T24">}</text:span></text:p>
      <text:p text:style-name="P11">            <text:span text:style-name="T24">}   </text:span></text:p>
      <text:p text:style-name="P11">        <text:span text:style-name="T24">}</text:span></text:p>
      <text:p text:style-name="P11">        <text:span text:style-name="T15">else</text:span></text:p>
      <text:p text:style-name="P11">        <text:span text:style-name="T24">{</text:span></text:p>
      <text:p text:style-name="P11">            <text:span text:style-name="T24">close(pipe_server[</text:span><text:span text:style-name="T22">1</text:span><text:span text:style-name="T24">]);</text:span></text:p>
      <text:p text:style-name="P11">            <text:span text:style-name="T24">close(pipe_client[</text:span><text:span text:style-name="T22">0</text:span><text:span text:style-name="T24">]);</text:span></text:p>
      <text:p text:style-name="P11">            <text:span text:style-name="T15">char</text:span><text:span text:style-name="T24"> line[MAXLINE];</text:span></text:p>
      <text:p text:style-name="P11">            <text:span text:style-name="T24">printf(</text:span><text:span text:style-name="T19">"[KLIENT] Podaj nazwe pliku: "</text:span><text:span text:style-name="T24">);</text:span></text:p>
      <text:p text:style-name="P11">            <text:span text:style-name="T24">fgets(line,</text:span><text:span text:style-name="T15">sizeof</text:span><text:span text:style-name="T24">(line),stdin);</text:span></text:p>
      <text:p text:style-name="P11">            <text:span text:style-name="T15">if</text:span><text:span text:style-name="T24">(write(pipe_client[</text:span><text:span text:style-name="T22">1</text:span><text:span text:style-name="T24">],line,strlen(line))!=strlen(line))</text:span></text:p>
      <text:p text:style-name="P11">            <text:span text:style-name="T24">{</text:span></text:p>
      <text:p text:style-name="P11">                <text:span text:style-name="T24">perror(</text:span><text:span text:style-name="T19">"[KLIENT] Blad zapisu (write) klienta!"</text:span><text:span text:style-name="T24">);</text:span></text:p>
      <text:p text:style-name="P11">            <text:span text:style-name="T24">}</text:span></text:p>
      <text:p text:style-name="P11">            <text:span text:style-name="T15">char</text:span><text:span text:style-name="T24"> buffor[MAXBUFFOR];</text:span></text:p>
      <text:p text:style-name="P11">            <text:span text:style-name="T15">int</text:span><text:span text:style-name="T24"> status;</text:span></text:p>
      <text:p text:style-name="P11">            <text:span text:style-name="T24">read(pipe_server[</text:span><text:span text:style-name="T22">0</text:span><text:span text:style-name="T24">],&amp;status,</text:span><text:span text:style-name="T15">sizeof</text:span><text:span text:style-name="T24">(status));</text:span></text:p>
      <text:p text:style-name="P11">            <text:span text:style-name="T15">if</text:span><text:span text:style-name="T24">(status == -</text:span><text:span text:style-name="T22">1</text:span><text:span text:style-name="T24">)</text:span></text:p>
      <text:p text:style-name="P11">            <text:span text:style-name="T24">{</text:span></text:p>
      <text:p text:style-name="P11">                <text:span text:style-name="T24">printf(</text:span><text:span text:style-name="T19">"[KLIENT] Nie mozna otworzyc pliku! Podano zla nazwe pliku!\n"</text:span><text:span text:style-name="T24">); </text:span></text:p>
      <text:p text:style-name="P11">            <text:span text:style-name="T24">}</text:span></text:p>
      <text:p text:style-name="P11">            <text:span text:style-name="T15">else</text:span></text:p>
      <text:p text:style-name="P11">            <text:span text:style-name="T24">{</text:span></text:p>
      <text:p text:style-name="P11">                <text:span text:style-name="T24">printf(</text:span><text:span text:style-name="T19">"[KLIENT] Odczyt zawartosci bufora od [SERWERA]:\n"</text:span><text:span text:style-name="T24">);</text:span></text:p>
      <text:p text:style-name="P11">                <text:span text:style-name="T15">while</text:span><text:span text:style-name="T24">(read(pipe_server[</text:span><text:span text:style-name="T22">0</text:span><text:span text:style-name="T24">],buffor,</text:span><text:span text:style-name="T15">sizeof</text:span><text:span text:style-name="T24">(buffor))&gt;</text:span><text:span text:style-name="T22">0</text:span><text:span text:style-name="T24">)</text:span></text:p>
      <text:p text:style-name="P11">                <text:span text:style-name="T24">{</text:span></text:p>
      <text:p text:style-name="P11">                    <text:span text:style-name="T24">write(</text:span><text:span text:style-name="T22">1</text:span><text:span text:style-name="T24">,buffor,strlen(buffor));</text:span></text:p>
      <text:p text:style-name="P11">                <text:span text:style-name="T24">}</text:span></text:p>
      <text:p text:style-name="P12">                <text:span text:style-name="T24">printf(</text:span><text:span text:style-name="T19">"[KLIENT] Zakonczono odczyt bufora.\n"</text:span><text:span text:style-name="T24">);</text:span></text:p>
      <text:p text:style-name="P11">            <text:span text:style-name="T24">}</text:span></text:p>
      <text:p text:style-name="P11"><text:soft-page-break/>            <text:span text:style-name="T24">wait(</text:span><text:span text:style-name="T15">NULL</text:span><text:span text:style-name="T24">);</text:span></text:p>
      <text:p text:style-name="P11">        <text:span text:style-name="T24">}</text:span></text:p>
      <text:p text:style-name="P11">    <text:span text:style-name="T24">}</text:span></text:p>
      <text:p text:style-name="P11">    <text:span text:style-name="T15">return</text:span><text:span text:style-name="T24"> </text:span><text:span text:style-name="T22">0</text:span><text:span text:style-name="T24">;</text:span></text:p>
      <text:p text:style-name="P10">}</text:p>
      <text:p text:style-name="P13">    </text:p>
      <text:p text:style-name="P28">Wywołanie:</text:p>
      <text:p text:style-name="P29">83613@st11-lab312:~/PW$ gcc zad2.c -Wall -o zad2</text:p>
      <text:p text:style-name="P29">83613@st11-lab312:~/PW$ ./zad2</text:p>
      <text:p text:style-name="P29">Pomyslnie utworzono PIPE - SERWER</text:p>
      <text:p text:style-name="P29">Pomyslnie utworzono PIPE - KLIENT</text:p>
      <text:p text:style-name="P29">[KLIENT] Podaj nazwe pliku: plik.txt</text:p>
      <text:p text:style-name="P29">[SERWER] Plik istnieje! Odczytuje plik linia po linii i zapisuje do lacza!</text:p>
      <text:p text:style-name="P29">[KLIENT] Odczyt zawartosci bufora od [SERWERA]:</text:p>
      <text:p text:style-name="P29">Programowanie wspolbiezne</text:p>
      <text:p text:style-name="P29">Laboratorium 3</text:p>
      <text:p text:style-name="P29">Lacza nienazwane PIPE</text:p>
      <text:p text:style-name="P29">[KLIENT] Zakonczono odczyt bufora.</text:p>
      <text:p text:style-name="P13"> </text:p>
      <text:p text:style-name="P13"/>
      <text:p text:style-name="P31">Wnioski. </text:p>
      <text:p text:style-name="P33"/>
      <text:p text:style-name="P30">Na laboratorium poznałem działanie łącz komunikacyjnych nienazwanych PIPE. Dzięki temu mogłem poznać metodę tworzenia połączenia pomiędzy procesami spokrewnionymi – pomiędzy procesem macierzystym a procesem potomnym w jedną stronę jak i dzięki zastosowaniu odpowiednio algorytmu działania mogłem przystosować łącza nienazwane do komunikacji w dwie strony. Aby sprawdzić działanie tego algorytmu napisałem program klient-serwer. Ponadto poznałem podstawowe funkcje obsługujące łącza takie jak pipe, write, read. Laboratorium nie sprawiło większych problemów. </text:p>
      <text:p text:style-name="P23"/>
      <text:list xml:id="list204852004882714" text:continue-list="list2374296441879879433" text:style-name="L2">
        <text:list-header>
          <text:p text:style-name="P34"/>
        </text:list-header>
      </text:list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Droid Sans Mono" svg:font-family="'Droid Sans Mono', 'Courier New', monospace, 'Droid Sans Fallback'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00%" fo:orphans="0" fo:widows="0" fo:hyphenation-ladder-count="no-limit" style:vertical-align="baseline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/>
    </style:style>
    <style:style style:name="Normalny" style:family="paragraph">
      <style:paragraph-properties fo:margin-top="0cm" fo:margin-bottom="0.353cm" loext:contextual-spacing="false" fo:line-height="115%" fo:hyphenation-ladder-count="no-limit"/>
      <style:text-properties style:font-name-asian="Times New Roman" style:font-family-asian="'Times New Roman'" style:font-family-generic-asian="roman" style:font-pitch-asian="variable" style:language-asian="pl" style:country-asian="PL" fo:hyphenate="false"/>
    </style:style>
    <style:style style:name="Akapit_20_z_20_listą" style:display-name="Akapit z listą" style:family="paragraph" style:parent-style-name="Normalny">
      <style:paragraph-properties fo:margin-left="1.27cm" fo:margin-right="0cm" fo:margin-top="0cm" fo:margin-bottom="0cm" loext:contextual-spacing="false" fo:line-height="100%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 fo:hyphenate="false"/>
    </style:style>
    <style:style style:name="Bez_20_odstępów" style:display-name="Bez odstępów" style:family="paragraph">
      <style:paragraph-properties fo:margin-top="0cm" fo:margin-bottom="0cm" loext:contextual-spacing="false" fo:line-height="100%" fo:hyphenation-ladder-count="no-limit"/>
      <style:text-properties style:font-name-asian="Times New Roman" style:font-family-asian="'Times New Roman'" style:font-family-generic-asian="roman" style:font-pitch-asian="variable" style:language-asian="pl" style:country-asian="PL" fo:hyphenate="false"/>
    </style:style>
    <style:style style:name="Tekst_20_przypisu_20_dolnego" style:display-name="Tekst przypisu dolnego" style:family="paragraph" style:parent-style-name="Normalny">
      <style:paragraph-properties fo:margin-top="0cm" fo:margin-bottom="0cm" loext:contextual-spacing="false" fo:line-height="100%" fo:hyphenation-ladder-count="no-limit"/>
      <style:text-properties fo:font-size="10pt" style:font-size-asian="10pt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omyślna_20_czcionka_20_akapitu" style:display-name="Domyślna czcionka akapitu" style:family="text"/>
    <style:style style:name="Tekst_20_zastępczy" style:display-name="Tekst zastępczy" style:family="text" style:parent-style-name="Domyślna_20_czcionka_20_akapitu">
      <style:text-properties fo:color="#808080"/>
    </style:style>
    <style:style style:name="Tekst_20_przypisu_20_dolnego_20_Znak" style:display-name="Tekst przypisu dolnego Znak" style:family="text" style:parent-style-name="Domyślna_20_czcionka_20_akapitu">
      <style:text-properties fo:font-size="10pt" style:font-name-asian="Times New Roman" style:font-family-asian="'Times New Roman'" style:font-family-generic-asian="roman" style:font-pitch-asian="variable" style:font-size-asian="10pt" style:language-asian="pl" style:country-asian="PL" style:font-size-complex="10pt"/>
    </style:style>
    <style:style style:name="Odwołanie_20_przypisu_20_dolnego" style:display-name="Odwołanie przypisu dolnego" style:family="text" style:parent-style-name="Domyślna_20_czcionka_20_akapitu">
      <style:text-properties style:text-position="super 64%"/>
    </style:style>
    <style:style style:name="WW_5f_CharLFO1LVL1" style:display-name="WW_CharLFO1LVL1" style:family="text">
      <style:text-properties fo:font-size="12pt" style:font-size-asian="12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Odwołanie_20_przypisu_20_dolnego" text:citation-body-style-name="Odwołanie_20_przypisu_20_dolnego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Tomasz Odzimek</meta:initial-creator>
    <meta:creation-date>2017-10-16T17:53:00Z</meta:creation-date>
    <dc:date>2017-10-30T20:48:50.139595757</dc:date>
    <meta:print-date>2016-11-05T21:24:00Z</meta:print-date>
    <meta:editing-cycles>25</meta:editing-cycles>
    <meta:editing-duration>PT1H23M48S</meta:editing-duration>
    <meta:document-statistic meta:table-count="1" meta:image-count="0" meta:object-count="0" meta:page-count="5" meta:paragraph-count="158" meta:word-count="737" meta:character-count="6604" meta:non-whitespace-character-count="5071"/>
    <meta:template xlink:type="simple" xlink:actuate="onRequest" xlink:title="" xlink:href="../../Pobrane/Sprawozdanie%20(1).odt/Normal.dotm"/>
  </office:meta>
</office:document-meta>
</file>